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ddddd" officeooo:paragraph-rsid="00026603"/>
    </style:style>
    <style:style style:name="P2" style:family="paragraph" style:parent-style-name="Text_20_body">
      <style:text-properties fo:color="#dddddd" officeooo:rsid="0009cf30" officeooo:paragraph-rsid="00026603"/>
    </style:style>
    <style:style style:name="P3" style:family="paragraph" style:parent-style-name="Text_20_body">
      <style:text-properties fo:color="#dddddd" officeooo:rsid="00245201" officeooo:paragraph-rsid="000585ee"/>
    </style:style>
    <style:style style:name="P4" style:family="paragraph" style:parent-style-name="Text_20_body">
      <style:text-properties fo:color="#dddddd" officeooo:rsid="00262671" officeooo:paragraph-rsid="000585ee"/>
    </style:style>
    <style:style style:name="P5" style:family="paragraph" style:parent-style-name="Text_20_body">
      <style:text-properties fo:color="#dddddd" officeooo:rsid="002939e9" officeooo:paragraph-rsid="000585ee"/>
    </style:style>
    <style:style style:name="P6" style:family="paragraph" style:parent-style-name="Text_20_body">
      <style:text-properties fo:color="#dddddd" officeooo:rsid="003392d4" officeooo:paragraph-rsid="00076617"/>
    </style:style>
    <style:style style:name="P7" style:family="paragraph" style:parent-style-name="Standard" style:list-style-name="L1">
      <style:text-properties fo:color="#dddddd" officeooo:paragraph-rsid="00026603"/>
    </style:style>
    <style:style style:name="P8" style:family="paragraph" style:parent-style-name="Standard" style:list-style-name="L2">
      <style:text-properties fo:color="#dddddd" officeooo:paragraph-rsid="00026603"/>
    </style:style>
    <style:style style:name="P9" style:family="paragraph" style:parent-style-name="Standard" style:list-style-name="L2">
      <style:text-properties fo:color="#dddddd" officeooo:rsid="000cf521" officeooo:paragraph-rsid="00026603"/>
    </style:style>
    <style:style style:name="P10" style:family="paragraph" style:parent-style-name="Standard" style:list-style-name="L2">
      <style:text-properties fo:color="#dddddd" officeooo:rsid="000d15e3" officeooo:paragraph-rsid="00026603"/>
    </style:style>
    <style:style style:name="P11" style:family="paragraph" style:parent-style-name="Standard" style:list-style-name="L4">
      <style:text-properties fo:color="#dddddd" officeooo:paragraph-rsid="00041471"/>
    </style:style>
    <style:style style:name="P12" style:family="paragraph" style:parent-style-name="Standard" style:list-style-name="L4">
      <style:text-properties fo:color="#dddddd" officeooo:rsid="0002b767" officeooo:paragraph-rsid="00041471"/>
    </style:style>
    <style:style style:name="P13" style:family="paragraph" style:parent-style-name="Standard" style:list-style-name="L4">
      <style:text-properties fo:color="#dddddd" officeooo:rsid="000330c4" officeooo:paragraph-rsid="00041471"/>
    </style:style>
    <style:style style:name="P14" style:family="paragraph" style:parent-style-name="Standard" style:list-style-name="L4">
      <style:text-properties fo:color="#dddddd" officeooo:rsid="00079314" officeooo:paragraph-rsid="00041471"/>
    </style:style>
    <style:style style:name="P15" style:family="paragraph" style:parent-style-name="Standard" style:list-style-name="L4">
      <style:text-properties fo:color="#dddddd" officeooo:rsid="000e7b17" officeooo:paragraph-rsid="00041471"/>
    </style:style>
    <style:style style:name="P16" style:family="paragraph" style:parent-style-name="Standard" style:list-style-name="L4">
      <style:text-properties fo:color="#dddddd" officeooo:rsid="0010265d" officeooo:paragraph-rsid="00041471"/>
    </style:style>
    <style:style style:name="P17" style:family="paragraph" style:parent-style-name="Standard" style:list-style-name="L4">
      <style:text-properties fo:color="#dddddd" officeooo:rsid="0020362b" officeooo:paragraph-rsid="00041471"/>
    </style:style>
    <style:style style:name="P18" style:family="paragraph" style:parent-style-name="Standard" style:list-style-name="L4">
      <style:text-properties fo:color="#dddddd" officeooo:rsid="0021ab44" officeooo:paragraph-rsid="00041471"/>
    </style:style>
    <style:style style:name="P19" style:family="paragraph" style:parent-style-name="Standard" style:list-style-name="L4">
      <style:text-properties fo:color="#dddddd" officeooo:rsid="001ce93c" officeooo:paragraph-rsid="00041471"/>
    </style:style>
    <style:style style:name="P20" style:family="paragraph" style:parent-style-name="Standard" style:list-style-name="L4">
      <style:text-properties fo:color="#dddddd" officeooo:rsid="001e4a0a" officeooo:paragraph-rsid="00041471"/>
    </style:style>
    <style:style style:name="P21" style:family="paragraph" style:parent-style-name="Standard" style:list-style-name="L4">
      <style:text-properties fo:color="#dddddd" officeooo:rsid="0004d24c" officeooo:paragraph-rsid="00041471"/>
    </style:style>
    <style:style style:name="P22" style:family="paragraph" style:parent-style-name="Standard" style:list-style-name="L4">
      <style:text-properties fo:color="#dddddd" officeooo:rsid="001b3f65" officeooo:paragraph-rsid="00041471"/>
    </style:style>
    <style:style style:name="P23" style:family="paragraph" style:parent-style-name="Standard" style:list-style-name="L6">
      <style:text-properties fo:color="#dddddd" officeooo:paragraph-rsid="00046078"/>
    </style:style>
    <style:style style:name="P24" style:family="paragraph" style:parent-style-name="Standard" style:list-style-name="L9">
      <style:text-properties fo:color="#dddddd" officeooo:paragraph-rsid="000f8a79"/>
    </style:style>
    <style:style style:name="P25" style:family="paragraph" style:parent-style-name="Text_20_body" style:list-style-name="L3">
      <style:text-properties fo:color="#dddddd" officeooo:rsid="0009cf30" officeooo:paragraph-rsid="00026603"/>
    </style:style>
    <style:style style:name="P26" style:family="paragraph" style:parent-style-name="Text_20_body" style:list-style-name="L3">
      <style:text-properties fo:color="#dddddd" officeooo:rsid="000addf4" officeooo:paragraph-rsid="00026603"/>
    </style:style>
    <style:style style:name="P27" style:family="paragraph" style:parent-style-name="Text_20_body" style:list-style-name="L3">
      <style:text-properties fo:color="#dddddd" officeooo:rsid="000c79da" officeooo:paragraph-rsid="00026603"/>
    </style:style>
    <style:style style:name="P28" style:family="paragraph" style:parent-style-name="Text_20_body" style:list-style-name="L3">
      <style:text-properties fo:color="#dddddd" officeooo:rsid="000e1748" officeooo:paragraph-rsid="0003417d"/>
    </style:style>
    <style:style style:name="P29" style:family="paragraph" style:parent-style-name="Text_20_body" style:list-style-name="L5">
      <style:text-properties fo:color="#dddddd" officeooo:rsid="00111ec3" officeooo:paragraph-rsid="00046078"/>
    </style:style>
    <style:style style:name="P30" style:family="paragraph" style:parent-style-name="Text_20_body" style:list-style-name="L6">
      <style:text-properties fo:color="#dddddd" officeooo:rsid="0013d651" officeooo:paragraph-rsid="00046078"/>
    </style:style>
    <style:style style:name="P31" style:family="paragraph" style:parent-style-name="Text_20_body" style:list-style-name="L6">
      <style:text-properties fo:color="#dddddd" officeooo:paragraph-rsid="00046078"/>
    </style:style>
    <style:style style:name="P32" style:family="paragraph" style:parent-style-name="Text_20_body" style:list-style-name="L6">
      <style:text-properties fo:color="#dddddd" officeooo:rsid="00128351" officeooo:paragraph-rsid="00046078"/>
    </style:style>
    <style:style style:name="P33" style:family="paragraph" style:parent-style-name="Text_20_body" style:list-style-name="L7">
      <style:text-properties fo:color="#dddddd" officeooo:rsid="002939e9" officeooo:paragraph-rsid="000585ee"/>
    </style:style>
    <style:style style:name="P34" style:family="paragraph" style:parent-style-name="Text_20_body" style:list-style-name="L8">
      <style:text-properties fo:color="#dddddd" officeooo:rsid="002a33bd" officeooo:paragraph-rsid="000585ee"/>
    </style:style>
    <style:style style:name="P35" style:family="paragraph" style:parent-style-name="Text_20_body" style:list-style-name="L8">
      <style:text-properties fo:color="#dddddd" officeooo:rsid="002bff53" officeooo:paragraph-rsid="000585ee"/>
    </style:style>
    <style:style style:name="P36" style:family="paragraph" style:parent-style-name="Text_20_body" style:list-style-name="L8">
      <style:text-properties fo:color="#dddddd" officeooo:rsid="002c55d5" officeooo:paragraph-rsid="000585ee"/>
    </style:style>
    <style:style style:name="P37" style:family="paragraph" style:parent-style-name="Text_20_body" style:list-style-name="L8">
      <style:text-properties fo:color="#dddddd" officeooo:rsid="002cbb91" officeooo:paragraph-rsid="000585ee"/>
    </style:style>
    <style:style style:name="P38" style:family="paragraph" style:parent-style-name="Text_20_body" style:list-style-name="L8">
      <style:text-properties fo:color="#dddddd" officeooo:paragraph-rsid="000585ee"/>
    </style:style>
    <style:style style:name="P39" style:family="paragraph" style:parent-style-name="Text_20_body" style:list-style-name="L9">
      <style:text-properties fo:color="#dddddd" officeooo:rsid="0026d264" officeooo:paragraph-rsid="00076617"/>
    </style:style>
    <style:style style:name="P40" style:family="paragraph" style:parent-style-name="Text_20_body" style:list-style-name="L9">
      <style:text-properties fo:color="#dddddd" officeooo:rsid="003231a2" officeooo:paragraph-rsid="00076617"/>
    </style:style>
    <style:style style:name="P41" style:family="paragraph" style:parent-style-name="Text_20_body" style:list-style-name="L9">
      <style:text-properties fo:color="#dddddd" officeooo:rsid="00231d2f" officeooo:paragraph-rsid="00076617"/>
    </style:style>
    <style:style style:name="P42" style:family="paragraph" style:parent-style-name="Text_20_body" style:list-style-name="L9">
      <style:text-properties fo:color="#dddddd" officeooo:paragraph-rsid="00097b5b"/>
    </style:style>
    <style:style style:name="P43" style:family="paragraph" style:parent-style-name="Text_20_body" style:list-style-name="L9">
      <style:text-properties fo:color="#dddddd" officeooo:paragraph-rsid="000a4cdc"/>
    </style:style>
    <style:style style:name="P44" style:family="paragraph" style:parent-style-name="Text_20_body" style:list-style-name="L9">
      <style:text-properties fo:color="#dddddd" officeooo:paragraph-rsid="000daf67"/>
    </style:style>
    <style:style style:name="P45" style:family="paragraph" style:parent-style-name="Text_20_body" style:list-style-name="L9">
      <style:text-properties fo:color="#dddddd" officeooo:paragraph-rsid="000e79d7"/>
    </style:style>
    <style:style style:name="P46" style:family="paragraph" style:parent-style-name="Text_20_body" style:list-style-name="L9">
      <style:text-properties fo:color="#dddddd" officeooo:paragraph-rsid="000f8a79"/>
    </style:style>
    <style:style style:name="P47" style:family="paragraph" style:parent-style-name="Text_20_body" style:list-style-name="L9">
      <style:text-properties fo:color="#dddddd" officeooo:rsid="0039419a" officeooo:paragraph-rsid="00097b5b"/>
    </style:style>
    <style:style style:name="P48" style:family="paragraph" style:parent-style-name="Text_20_body" style:list-style-name="L9">
      <style:text-properties fo:color="#dddddd" officeooo:rsid="00262671" officeooo:paragraph-rsid="00097b5b"/>
    </style:style>
    <style:style style:name="P49" style:family="paragraph" style:parent-style-name="Text_20_body" style:list-style-name="L9">
      <style:text-properties fo:color="#dddddd" officeooo:rsid="003392d4" officeooo:paragraph-rsid="000a4cdc"/>
    </style:style>
    <style:style style:name="P50" style:family="paragraph" style:parent-style-name="Text_20_body" style:list-style-name="L9">
      <style:text-properties fo:color="#dddddd" fo:font-weight="normal" officeooo:rsid="0026d264" officeooo:paragraph-rsid="000bb9ae" style:font-weight-asian="normal" style:font-weight-complex="normal"/>
    </style:style>
    <style:style style:name="P51" style:family="paragraph" style:parent-style-name="Text_20_body" style:list-style-name="L9">
      <style:text-properties fo:color="#dddddd" fo:font-weight="normal" officeooo:rsid="003392d4" officeooo:paragraph-rsid="000bb9ae" style:font-weight-asian="normal" style:font-weight-complex="normal"/>
    </style:style>
    <style:style style:name="P52" style:family="paragraph" style:parent-style-name="Text_20_body" style:list-style-name="L9">
      <style:text-properties fo:color="#dddddd" fo:font-weight="normal" officeooo:rsid="00399591" officeooo:paragraph-rsid="001442eb" style:font-weight-asian="normal" style:font-weight-complex="normal"/>
    </style:style>
    <style:style style:name="P53" style:family="paragraph" style:parent-style-name="Text_20_body" style:list-style-name="L9">
      <style:text-properties fo:color="#dddddd" officeooo:rsid="003aa333" officeooo:paragraph-rsid="000bb9ae"/>
    </style:style>
    <style:style style:name="P54" style:family="paragraph" style:parent-style-name="Text_20_body" style:list-style-name="L9">
      <style:text-properties fo:color="#dddddd" officeooo:rsid="004d518d" officeooo:paragraph-rsid="000c35ea"/>
    </style:style>
    <style:style style:name="P55" style:family="paragraph" style:parent-style-name="Text_20_body" style:list-style-name="L9">
      <style:text-properties fo:color="#dddddd" officeooo:rsid="004fef7a" officeooo:paragraph-rsid="000c35ea"/>
    </style:style>
    <style:style style:name="P56" style:family="paragraph" style:parent-style-name="Text_20_body" style:list-style-name="L9">
      <style:text-properties fo:color="#dddddd" officeooo:rsid="004fef7a" officeooo:paragraph-rsid="000e79d7"/>
    </style:style>
    <style:style style:name="P57" style:family="paragraph" style:parent-style-name="Text_20_body" style:list-style-name="L9">
      <style:text-properties fo:color="#dddddd" officeooo:rsid="00503e63" officeooo:paragraph-rsid="000c35ea"/>
    </style:style>
    <style:style style:name="P58" style:family="paragraph" style:parent-style-name="Text_20_body" style:list-style-name="L9">
      <style:text-properties fo:color="#dddddd" officeooo:rsid="0052da08" officeooo:paragraph-rsid="000c35ea"/>
    </style:style>
    <style:style style:name="P59" style:family="paragraph" style:parent-style-name="Text_20_body" style:list-style-name="L9">
      <style:text-properties fo:color="#dddddd" officeooo:rsid="0056686f" officeooo:paragraph-rsid="000c35ea"/>
    </style:style>
    <style:style style:name="P60" style:family="paragraph" style:parent-style-name="Text_20_body" style:list-style-name="L9">
      <style:text-properties fo:color="#dddddd" officeooo:rsid="0056686f" officeooo:paragraph-rsid="000e79d7"/>
    </style:style>
    <style:style style:name="P61" style:family="paragraph" style:parent-style-name="Text_20_body" style:list-style-name="L9">
      <style:text-properties fo:color="#dddddd" officeooo:rsid="0050256f" officeooo:paragraph-rsid="000c35ea"/>
    </style:style>
    <style:style style:name="P62" style:family="paragraph" style:parent-style-name="Text_20_body" style:list-style-name="L9">
      <style:text-properties fo:color="#dddddd" officeooo:rsid="0046f431" officeooo:paragraph-rsid="000daf67"/>
    </style:style>
    <style:style style:name="P63" style:family="paragraph" style:parent-style-name="Text_20_body" style:list-style-name="L9">
      <style:text-properties fo:color="#dddddd" officeooo:rsid="005705bc" officeooo:paragraph-rsid="000e79d7"/>
    </style:style>
    <style:style style:name="P64" style:family="paragraph" style:parent-style-name="Text_20_body" style:list-style-name="L9">
      <style:text-properties fo:color="#dddddd" officeooo:rsid="005902eb" officeooo:paragraph-rsid="000e79d7"/>
    </style:style>
    <style:style style:name="P65" style:family="paragraph" style:parent-style-name="Text_20_body" style:list-style-name="L9">
      <style:text-properties fo:color="#dddddd" officeooo:rsid="0066797c" officeooo:paragraph-rsid="000f8a79"/>
    </style:style>
    <style:style style:name="P66" style:family="paragraph" style:parent-style-name="Text_20_body" style:list-style-name="L9">
      <style:text-properties fo:color="#dddddd" officeooo:rsid="0067fe73" officeooo:paragraph-rsid="000f8a79"/>
    </style:style>
    <style:style style:name="P67" style:family="paragraph" style:parent-style-name="Text_20_body" style:list-style-name="L9">
      <style:text-properties fo:color="#dddddd" officeooo:rsid="005ad116" officeooo:paragraph-rsid="000f8a79"/>
    </style:style>
    <style:style style:name="P68" style:family="paragraph" style:parent-style-name="Text_20_body" style:list-style-name="L9">
      <style:text-properties fo:color="#dddddd" officeooo:rsid="0048b9ba" officeooo:paragraph-rsid="000f8a79"/>
    </style:style>
    <style:style style:name="P69" style:family="paragraph" style:parent-style-name="Text_20_body" style:list-style-name="L9">
      <style:text-properties fo:color="#dddddd" officeooo:rsid="005c1949" officeooo:paragraph-rsid="000f8a79"/>
    </style:style>
    <style:style style:name="P70" style:family="paragraph" style:parent-style-name="Text_20_body" style:list-style-name="L9">
      <style:text-properties fo:color="#dddddd" officeooo:rsid="00656e94" officeooo:paragraph-rsid="000f8a79"/>
    </style:style>
    <style:style style:name="P71" style:family="paragraph" style:parent-style-name="Text_20_body" style:list-style-name="L9">
      <style:text-properties fo:color="#dddddd" officeooo:rsid="006b2e6a" officeooo:paragraph-rsid="000f8a79"/>
    </style:style>
    <style:style style:name="P72" style:family="paragraph" style:parent-style-name="Text_20_body" style:list-style-name="L9">
      <style:text-properties fo:color="#dddddd" officeooo:rsid="005cd045" officeooo:paragraph-rsid="000f8a79"/>
    </style:style>
    <style:style style:name="P73" style:family="paragraph" style:parent-style-name="Text_20_body" style:list-style-name="L9">
      <style:text-properties officeooo:paragraph-rsid="000daf67"/>
    </style:style>
    <style:style style:name="P74" style:family="paragraph" style:parent-style-name="Text_20_body" style:list-style-name="L9">
      <style:text-properties fo:color="#cccccc" officeooo:rsid="00399591" officeooo:paragraph-rsid="0010dfea"/>
    </style:style>
    <style:style style:name="P75" style:family="paragraph" style:parent-style-name="Text_20_body" style:list-style-name="L9">
      <style:text-properties fo:color="#cccccc" officeooo:rsid="006cc34a" officeooo:paragraph-rsid="0010dfea"/>
    </style:style>
    <style:style style:name="P76" style:family="paragraph" style:parent-style-name="Text_20_body" style:list-style-name="L9">
      <style:text-properties fo:color="#cccccc" officeooo:rsid="006da1b4" officeooo:paragraph-rsid="001247e0"/>
    </style:style>
    <style:style style:name="P77" style:family="paragraph" style:parent-style-name="Text_20_body" style:list-style-name="L9">
      <style:text-properties fo:color="#cccccc" officeooo:rsid="00703168" officeooo:paragraph-rsid="001247e0"/>
    </style:style>
    <style:style style:name="P78" style:family="paragraph" style:parent-style-name="Text_20_body" style:list-style-name="L9">
      <style:text-properties fo:color="#cccccc" officeooo:rsid="006b2e6a" officeooo:paragraph-rsid="001442eb"/>
    </style:style>
    <style:style style:name="P79" style:family="paragraph" style:parent-style-name="Text_20_body" style:list-style-name="L9">
      <style:text-properties fo:color="#cccccc" officeooo:rsid="007130dc" officeooo:paragraph-rsid="001442eb"/>
    </style:style>
    <style:style style:name="P80" style:family="paragraph" style:parent-style-name="Heading_20_1">
      <style:text-properties fo:color="#dddddd" officeooo:rsid="000c79da" officeooo:paragraph-rsid="00026603"/>
    </style:style>
    <style:style style:name="P81" style:family="paragraph" style:parent-style-name="Heading_20_1">
      <style:text-properties fo:color="#dddddd" officeooo:rsid="00097207" officeooo:paragraph-rsid="00026603"/>
    </style:style>
    <style:style style:name="P82" style:family="paragraph" style:parent-style-name="Heading_20_1" style:list-style-name="L3">
      <style:text-properties fo:color="#dddddd" officeooo:rsid="000e1748" officeooo:paragraph-rsid="0003417d"/>
    </style:style>
    <style:style style:name="P83" style:family="paragraph" style:parent-style-name="Heading_20_1">
      <style:text-properties fo:color="#dddddd" officeooo:paragraph-rsid="00041471"/>
    </style:style>
    <style:style style:name="P84" style:family="paragraph" style:parent-style-name="Heading_20_1">
      <style:text-properties fo:color="#dddddd" officeooo:paragraph-rsid="00046078"/>
    </style:style>
    <style:style style:name="P85" style:family="paragraph" style:parent-style-name="Heading_20_1">
      <style:text-properties fo:color="#dddddd" officeooo:rsid="00231d2f" officeooo:paragraph-rsid="000585ee"/>
    </style:style>
    <style:style style:name="P86" style:family="paragraph" style:parent-style-name="Heading_20_1">
      <style:text-properties fo:color="#dddddd" officeooo:paragraph-rsid="000585ee"/>
    </style:style>
    <style:style style:name="P87" style:family="paragraph" style:parent-style-name="Heading_20_1" style:list-style-name="L9">
      <style:text-properties fo:color="#dddddd" officeooo:rsid="004d518d" officeooo:paragraph-rsid="000e79d7"/>
    </style:style>
    <style:style style:name="P88" style:family="paragraph" style:parent-style-name="Heading_20_1" style:list-style-name="L9">
      <style:text-properties fo:color="#dddddd" officeooo:rsid="0066797c" officeooo:paragraph-rsid="000f8a79"/>
    </style:style>
    <style:style style:name="T1" style:family="text">
      <style:text-properties officeooo:rsid="000cf521"/>
    </style:style>
    <style:style style:name="T2" style:family="text">
      <style:text-properties officeooo:rsid="000d15e3"/>
    </style:style>
    <style:style style:name="T3" style:family="text">
      <style:text-properties fo:color="#dddddd"/>
    </style:style>
    <style:style style:name="T4" style:family="text">
      <style:text-properties fo:color="#dddddd" officeooo:rsid="00399591"/>
    </style:style>
    <style:style style:name="T5" style:family="text">
      <style:text-properties officeooo:rsid="001e64c6"/>
    </style:style>
    <style:style style:name="T6" style:family="text">
      <style:text-properties officeooo:rsid="000e7b17"/>
    </style:style>
    <style:style style:name="T7" style:family="text">
      <style:text-properties officeooo:rsid="00111ec3"/>
    </style:style>
    <style:style style:name="T8" style:family="text">
      <style:text-properties officeooo:rsid="00262671"/>
    </style:style>
    <style:style style:name="T9" style:family="text">
      <style:text-properties officeooo:rsid="005573f9"/>
    </style:style>
    <style:style style:name="T10" style:family="text">
      <style:text-properties officeooo:rsid="005629a8"/>
    </style:style>
    <style:style style:name="T11" style:family="text">
      <style:text-properties officeooo:rsid="0050df61"/>
    </style:style>
    <style:style style:name="T12" style:family="text">
      <style:text-properties officeooo:rsid="0033763b"/>
    </style:style>
    <style:style style:name="T13" style:family="text">
      <style:text-properties officeooo:rsid="0069e659"/>
    </style:style>
    <style:style style:name="T14" style:family="text">
      <style:text-properties officeooo:rsid="0066797c"/>
    </style:style>
    <style:style style:name="T15" style:family="text">
      <style:text-properties officeooo:rsid="005e521f"/>
    </style:style>
    <style:style style:name="T16" style:family="text">
      <style:text-properties fo:color="#cccccc"/>
    </style:style>
    <style:style style:name="T17" style:family="text">
      <style:text-properties officeooo:rsid="0075b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What is the paradigm?</text:h>
      <text:list xml:id="list8800182306566138887" text:style-name="L1">
        <text:list-item>
          <text:p text:style-name="P7">screen objects with 'physical' locations, drawing methods (size, shape, colour, etc)</text:p>
        </text:list-item>
        <text:list-item>
          <text:p text:style-name="P7">derived screen objects, e.g. a deck of cards</text:p>
        </text:list-item>
        <text:list-item>
          <text:p text:style-name="P7">abstract game pieces</text:p>
        </text:list-item>
      </text:list>
      <text:p text:style-name="P1">Options</text:p>
      <text:list xml:id="list4720657250161727540" text:style-name="L2">
        <text:list-item>
          <text:p text:style-name="P8">Single object which contains all relevant attributes, methods, etc - to represent both physical and logical aspects</text:p>
        </text:list-item>
        <text:list-item>
          <text:p text:style-name="P8">Mixin for physical and logical aspects</text:p>
        </text:list-item>
        <text:list-item>
          <text:p text:style-name="P8">Single object with full set of attributes, but with mixins for logical and physical methods</text:p>
          <text:list>
            <text:list-item>
              <text:p text:style-name="P8">Hierarchy of physical areas:</text:p>
              <text:list>
                <text:list-item>
                  <text:p text:style-name="P8">Table</text:p>
                  <text:list>
                    <text:list-item>
                      <text:p text:style-name="P8">Cards</text:p>
                      <text:list>
                        <text:list-item>
                          <text:p text:style-name="P8">Row 1: <text:span text:style-name="T1">deck, </text:span>column 1, 2, 3, 4</text:p>
                        </text:list-item>
                        <text:list-item>
                          <text:p text:style-name="P8">R<text:span text:style-name="T1">ow 2: deck, column 1, 2, 3, 4</text:span></text:p>
                        </text:list-item>
                        <text:list-item>
                          <text:p text:style-name="P8">R<text:span text:style-name="T1">ow 3: deck, column 1, 2, 3, 4</text:span></text:p>
                        </text:list-item>
                      </text:list>
                    </text:list-item>
                    <text:list-item>
                      <text:p text:style-name="P9">Chip<text:span text:style-name="T2"> piles</text:span>, column 1, 2, 3, 4, 5, gold</text:p>
                    </text:list-item>
                    <text:list-item>
                      <text:p text:style-name="P9">Noble<text:span text:style-name="T2"> tiles</text:span>, column 1, 2, 3, 4, 5</text:p>
                    </text:list-item>
                  </text:list>
                </text:list-item>
                <text:list-item>
                  <text:p text:style-name="P9">Player area (one for each player)</text:p>
                  <text:list>
                    <text:list-item>
                      <text:p text:style-name="P10">Columns</text:p>
                      <text:list>
                        <text:list-item>
                          <text:p text:style-name="P10">Card deck</text:p>
                        </text:list-item>
                        <text:list-item>
                          <text:p text:style-name="P10">Chip p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Each level has a .draw(x, y) method which gets passed the (x, y) location of its top left hand corner, and which may delegate to lower levels</text:p>
            </text:list-item>
          </text:list>
        </text:list-item>
      </text:list>
      <text:h text:style-name="P81" text:outline-level="1">How to? game items, location, drawing, etc</text:h>
      <text:p text:style-name="P2">How to identify a location</text:p>
      <text:list xml:id="list412107868980537764" text:style-name="L3">
        <text:list-item>
          <text:p text:style-name="P25">what: card, card deck, noble tile, chip pile</text:p>
        </text:list-item>
        <text:list-item>
          <text:p text:style-name="P25">where:</text:p>
          <text:list>
            <text:list-item>
              <text:p text:style-name="P25">Table</text:p>
              <text:list>
                <text:list-item>
                  <text:p text:style-name="P26">card: row, column</text:p>
                </text:list-item>
                <text:list-item>
                  <text:p text:style-name="P26">card deck: row</text:p>
                </text:list-item>
                <text:list-item>
                  <text:p text:style-name="P26">noble tile: column</text:p>
                </text:list-item>
                <text:list-item>
                  <text:p text:style-name="P26">chip pile: column</text:p>
                </text:list-item>
              </text:list>
            </text:list-item>
            <text:list-item>
              <text:p text:style-name="P26">Player area</text:p>
              <text:list>
                <text:list-item>
                  <text:p text:style-name="P26">card: column, row</text:p>
                </text:list-item>
                <text:list-item>
                  <text:p text:style-name="P26">noble tile: column</text:p>
                </text:list-item>
                <text:list-item>
                  <text:p text:style-name="P26">chip pile: column</text:p>
                </text:list-item>
                <text:list-item>
                  <text:p text:style-name="P27">reserved card: </text:p>
                </text:list-item>
              </text:list>
            </text:list-item>
          </text:list>
        </text:list-item>
        <text:list-item>
          <text:h text:style-name="P82" text:outline-level="1"><text:soft-page-break/>Little steps</text:h>
        </text:list-item>
        <text:list-item>
          <text:p text:style-name="P28">Draw a single card</text:p>
          <text:list>
            <text:list-item>
              <text:p text:style-name="P28">Just the rectangle</text:p>
            </text:list-item>
          </text:list>
        </text:list-item>
        <text:list-item>
          <text:p text:style-name="P28"/>
        </text:list-item>
      </text:list>
      <text:h text:style-name="P83" text:outline-level="1">Story: Create the board</text:h>
      <text:list xml:id="list8181799676028114899" text:style-name="L4">
        <text:list-item>
          <text:p text:style-name="P11">Shuffle cards and tiles</text:p>
        </text:list-item>
        <text:list-item>
          <text:p text:style-name="P11">Put out first 3 x 4 cards</text:p>
          <text:list>
            <text:list-item>
              <text:p text:style-name="P12">Add location, slots or order to cards</text:p>
            </text:list-item>
          </text:list>
        </text:list-item>
        <text:list-item>
          <text:p text:style-name="P12">Show face-up cards</text:p>
          <text:list>
            <text:list-item>
              <text:p text:style-name="P13">Card shape</text:p>
              <text:list>
                <text:list-item>
                  <text:p text:style-name="P14">In the correct slot</text:p>
                </text:list-item>
              </text:list>
            </text:list-item>
            <text:list-item>
              <text:p text:style-name="P13">Costs</text:p>
            </text:list-item>
            <text:list-item>
              <text:p text:style-name="P13">Points</text:p>
            </text:list-item>
            <text:list-item>
              <text:p text:style-name="P13">Jewel type</text:p>
            </text:list-item>
            <text:list-item>
              <text:p text:style-name="P15">Load standard set of cards</text:p>
            </text:list-item>
            <text:list-item>
              <text:p text:style-name="P15">Shuffle and deal the decks</text:p>
            </text:list-item>
          </text:list>
        </text:list-item>
        <text:list-item>
          <text:p text:style-name="P12">Show draw decks</text:p>
          <text:list>
            <text:list-item>
              <text:p text:style-name="P12">Upside-down card</text:p>
              <text:list>
                <text:list-item>
                  <text:p text:style-name="P15">Same as normal cards, but different colour</text:p>
                </text:list-item>
              </text:list>
            </text:list-item>
            <text:list-item>
              <text:p text:style-name="P12">Card count</text:p>
            </text:list-item>
            <text:list-item>
              <text:p text:style-name="P15">Row number</text:p>
            </text:list-item>
            <text:list-item>
              <text:p text:style-name="P16">Reverse row order</text:p>
            </text:list-item>
          </text:list>
        </text:list-item>
        <text:list-item>
          <text:p text:style-name="P13">Show chip piles</text:p>
          <text:list>
            <text:list-item>
              <text:p text:style-name="P13">Single chip - 1 for each colour</text:p>
            </text:list-item>
            <text:list-item>
              <text:p text:style-name="P13">Chip count</text:p>
            </text:list-item>
            <text:list-item>
              <text:p text:style-name="P13">Separate pile for yellow</text:p>
            </text:list-item>
          </text:list>
        </text:list-item>
        <text:list-item>
          <text:p text:style-name="P16">Show noble tiles</text:p>
          <text:list>
            <text:list-item>
              <text:p text:style-name="P16"/>
            </text:list-item>
          </text:list>
        </text:list-item>
        <text:list-item>
          <text:p text:style-name="P13">Show player status</text:p>
          <text:list>
            <text:list-item>
              <text:p text:style-name="P17">Define &amp; show a player rectangle for each player</text:p>
              <text:list>
                <text:list-item>
                  <text:p text:style-name="P18">function to calculate rectangle top left hand corner</text:p>
                </text:list-item>
              </text:list>
            </text:list-item>
            <text:list-item>
              <text:p text:style-name="P19">Show names</text:p>
            </text:list-item>
            <text:list-item>
              <text:p text:style-name="P19">show each player having 3 chips of each colour</text:p>
              <text:list>
                <text:list-item>
                  <text:p text:style-name="P20">Simple grid of colour &amp; number<text:span text:style-name="T5"> - cards &amp; chips</text:span></text:p>
                </text:list-item>
              </text:list>
            </text:list-item>
            <text:list-item>
              <text:p text:style-name="P13">Create dummy hands, for testing</text:p>
            </text:list-item>
            <text:list-item>
              <text:p text:style-name="P13">Played cards</text:p>
            </text:list-item>
            <text:list-item>
              <text:p text:style-name="P13">Reserved cards</text:p>
            </text:list-item>
            <text:list-item>
              <text:p text:style-name="P13">Chip piles</text:p>
            </text:list-item>
            <text:list-item>
              <text:p text:style-name="P13">Yellow chip(s)</text:p>
            </text:list-item>
          </text:list>
        </text:list-item>
        <text:list-item>
          <text:p text:style-name="P21">Doc strings, other comments<text:span text:style-name="T6">, unit tests</text:span></text:p>
          <text:list>
            <text:list-item>
              <text:p text:style-name="P22">Use reStructuredText, set up Sphinx, use it to generate some documentation</text:p>
            </text:list-item>
          </text:list>
        </text:list-item>
        <text:list-item>
          <text:p text:style-name="P16">Correct starting game state</text:p>
          <text:list>
            <text:list-item>
              <text:p text:style-name="P16">Start will full decks, then 'deal' 3 x 4 cards</text:p>
            </text:list-item>
            <text:list-item>
              <text:p text:style-name="P16">Correct number of chips, based on number of players</text:p>
            </text:list-item>
            <text:list-item>
              <text:p text:style-name="P16"><text:soft-page-break/>Correct number of noble tiles, based on number of players</text:p>
            </text:list-item>
          </text:list>
        </text:list-item>
      </text:list>
      <text:h text:style-name="P84" text:outline-level="1">Approach<text:span text:style-name="T7"> - initialisation</text:span></text:h>
      <text:list xml:id="list8229764689459133764" text:style-name="L5">
        <text:list-item>
          <text:p text:style-name="P29">In __init__ code for each - filtering through to all elements</text:p>
        </text:list-item>
        <text:list-item>
          <text:p text:style-name="P29">In factories</text:p>
        </text:list-item>
        <text:list-item>
          <text:p text:style-name="P29">In class.init_&lt;class&gt;() code </text:p>
        </text:list-item>
      </text:list>
      <text:h text:style-name="P84" text:outline-level="1">In progress - initialisation</text:h>
      <text:list xml:id="list2232258578040075390" text:style-name="L6">
        <text:list-item>
          <text:p text:style-name="P30">Simplify classes</text:p>
          <text:list>
            <text:list-item>
              <text:p text:style-name="P30">particularly initialisation</text:p>
            </text:list-item>
            <text:list-item>
              <text:p text:style-name="P30">Comment out some code</text:p>
            </text:list-item>
          </text:list>
        </text:list-item>
        <text:list-item>
          <text:p text:style-name="P31">Draw blank table</text:p>
          <text:list>
            <text:list-item>
              <text:p text:style-name="P23">Corners</text:p>
            </text:list-item>
          </text:list>
        </text:list-item>
        <text:list-item>
          <text:p text:style-name="P32">Create 6 piles of chips - correct number, based on number of players</text:p>
          <text:list>
            <text:list-item>
              <text:p text:style-name="P32">And show them</text:p>
            </text:list-item>
          </text:list>
        </text:list-item>
        <text:list-item>
          <text:p text:style-name="P32">Load cards - empty details for now</text:p>
        </text:list-item>
        <text:list-item>
          <text:p text:style-name="P32">Show card draw piles</text:p>
        </text:list-item>
        <text:list-item>
          <text:p text:style-name="P32">Deal the cards into the slots</text:p>
        </text:list-item>
        <text:list-item>
          <text:p text:style-name="P32">Show the cards in their slots</text:p>
        </text:list-item>
        <text:list-item>
          <text:p text:style-name="P32">Process card costs - assign and show</text:p>
        </text:list-item>
        <text:list-item>
          <text:p text:style-name="P32">Process card, output chip - assign and show</text:p>
        </text:list-item>
        <text:list-item>
          <text:p text:style-name="P32">Process card, costs - assign and show</text:p>
        </text:list-item>
        <text:list-item>
          <text:p text:style-name="P32">Load nobles tiles - empty details for now</text:p>
        </text:list-item>
        <text:list-item>
          <text:p text:style-name="P32">Deal the nobles tiles into their slots - and show them</text:p>
        </text:list-item>
      </text:list>
      <text:h text:style-name="P85" text:outline-level="1">Story: Framework for handling mouse clicks</text:h>
      <text:p text:style-name="P3">Using a sensible approach to implement following: user clicks on any of the 6 chip stacks. This results in console output: "Clicked on &lt;chip_type&gt;"</text:p>
      <text:p text:style-name="P4">Handle mouse clicks - list of buttons, with areas and actions, check mouse position, if over and mouse down perform action</text:p>
      <text:p text:style-name="P5">To do</text:p>
      <text:list xml:id="list7251848920182763392" text:style-name="L7">
        <text:list-item>
          <text:p text:style-name="P33">Turn cards and chips into sprites</text:p>
        </text:list-item>
        <text:list-item>
          <text:p text:style-name="P33"><text:soft-page-break/>Sprite collision detection, see http://stackoverflow.com/questions/10990137/pygame-mouse-clicking-detection</text:p>
        </text:list-item>
        <text:list-item>
          <text:p text:style-name="P33"/>
        </text:list-item>
      </text:list>
      <text:h text:style-name="P86" text:outline-level="1">Story: <text:span text:style-name="T8">When drawing, make each non-empty chip stack and card a button</text:span></text:h>
      <text:list xml:id="list7452203767147772776" text:style-name="L8">
        <text:list-item>
          <text:p text:style-name="P34">Create 'place(&lt;location&gt;)' action</text:p>
          <text:list>
            <text:list-item>
              <text:p text:style-name="P35">calculate bounding rectangle</text:p>
            </text:list-item>
            <text:list-item>
              <text:p text:style-name="P35">call self.draw(..)</text:p>
            </text:list-item>
            <text:list-item>
              <text:p text:style-name="P35">place any sub components</text:p>
            </text:list-item>
          </text:list>
        </text:list-item>
        <text:list-item>
          <text:p text:style-name="P36">Refactor:</text:p>
          <text:list>
            <text:list-item>
              <text:p text:style-name="P36">Replace &lt;x, y&gt; with location</text:p>
              <text:list>
                <text:list-item>
                  <text:p text:style-name="P36">In game_objects.py</text:p>
                </text:list-item>
                <text:list-item>
                  <text:p text:style-name="P36">In settings.py</text:p>
                </text:list-item>
              </text:list>
            </text:list-item>
            <text:list-item>
              <text:p text:style-name="P37">When calling embody(location..), store location in self.location</text:p>
            </text:list-item>
          </text:list>
        </text:list-item>
        <text:list-item>
          <text:p text:style-name="P35">Non-empty check stacks, add button</text:p>
          <text:list>
            <text:list-item>
              <text:p text:style-name="P35">place() to call self.add_button(..)</text:p>
            </text:list-item>
            <text:list-item>
              <text:p text:style-name="P38">Not for chip stacks on cards</text:p>
            </text:list-item>
          </text:list>
        </text:list-item>
        <text:list-item>
          <text:p text:style-name="P35">Cards, add button</text:p>
        </text:list-item>
      </text:list>
      <text:list xml:id="list1823424888305875635" text:style-name="L9">
        <text:list-item>
          <text:p text:style-name="P39">Create a framework for game state/flow</text:p>
          <text:list>
            <text:list-item>
              <text:p text:style-name="P39">Chip(s) selected</text:p>
            </text:list-item>
            <text:list-item>
              <text:p text:style-name="P39">Card selected</text:p>
            </text:list-item>
            <text:list-item>
              <text:p text:style-name="P40">create embody()</text:p>
            </text:list-item>
            <text:list-item>
              <text:p text:style-name="P40">create draw()</text:p>
            </text:list-item>
          </text:list>
        </text:list-item>
        <text:list-item>
          <text:p text:style-name="P39">Create the actions and tie it all together</text:p>
        </text:list-item>
        <text:list-item>
          <text:p text:style-name="P41">Story: Framework for listing available actions</text:p>
        </text:list-item>
      </text:list>
      <text:p text:style-name="P6"/>
      <text:list xml:id="list150215773082180" text:continue-numbering="true" text:style-name="L9">
        <text:list-item>
          <text:p text:style-name="P42">Determine which buttons should be active (based on the game rules and game state)</text:p>
          <text:list>
            <text:list-item>
              <text:p text:style-name="P47">Turn complete:</text:p>
              <text:list>
                <text:list-item>
                  <text:p text:style-name="P47">no buttons active</text:p>
                </text:list-item>
                <text:list-item>
                  <text:p text:style-name="P47"><text:soft-page-break/>if 1 card selected</text:p>
                </text:list-item>
                <text:list-item>
                  <text:p text:style-name="P47">or if 3 different chips selected</text:p>
                </text:list-item>
                <text:list-item>
                  <text:p text:style-name="P47">or if 2 of the same chip selected</text:p>
                </text:list-item>
              </text:list>
            </text:list-item>
            <text:list-item>
              <text:p text:style-name="P47">Chip:</text:p>
              <text:list>
                <text:list-item>
                  <text:p text:style-name="P47"/>
                </text:list-item>
              </text:list>
            </text:list-item>
            <text:list-item>
              <text:p text:style-name="P48">show which buttons are active</text:p>
              <text:list>
                <text:list-item>
                  <text:p text:style-name="P49">Move items from holding area to current_player</text:p>
                </text:list-item>
                <text:list-item>
                  <text:p text:style-name="P49">Transition (.confirm() )</text:p>
                </text:list-item>
              </text:list>
            </text:list-item>
            <text:list-item>
              <text:p text:style-name="P49">Cancel button</text:p>
              <text:list>
                <text:list-item>
                  <text:p text:style-name="P49"><text:bookmark-start text:name="__DdeLink__317_2139590604"/>return all items</text:p>
                </text:list-item>
                <text:list-item>
                  <text:p text:style-name="P49">Transition (.cancel() )<text:bookmark-end text:name="__DdeLink__317_2139590604"/></text:p>
                </text:list-item>
              </text:list>
            </text:list-item>
          </text:list>
        </text:list-item>
        <text:list-item>
          <text:p text:style-name="P43"/>
        </text:list-item>
        <text:list-item>
          <text:p text:style-name="P50">Add a turn-in-progress area</text:p>
          <text:list>
            <text:list-item>
              <text:p text:style-name="P50">Confirm button</text:p>
              <text:list>
                <text:list-item>
                  <text:p text:style-name="P51">If any card bought, pay the cost</text:p>
                </text:list-item>
              </text:list>
            </text:list-item>
          </text:list>
        </text:list-item>
        <text:list-item>
          <text:p text:style-name="P53">At end of turn, if any card were bought, and draw deck not empty, draw a new card</text:p>
        </text:list-item>
        <text:list-item>
          <text:p text:style-name="P54">Chip stacks become a collection of chips, of different colours</text:p>
          <text:list>
            <text:list-item>
              <text:p text:style-name="P54">These are used for cards' costs, players hands, draw pile and holding area</text:p>
            </text:list-item>
          </text:list>
        </text:list-item>
        <text:list-item>
          <text:p text:style-name="P54">Each chip has a source attribute</text:p>
          <text:list>
            <text:list-item>
              <text:p text:style-name="P54">For all chips, this is set to the draw pile</text:p>
            </text:list-item>
          </text:list>
        </text:list-item>
        <text:list-item>
          <text:p text:style-name="P54">Create/change relevant methods</text:p>
          <text:list>
            <text:list-item>
              <text:p text:style-name="P55"><text:span text:style-name="T9">C</text:span>an player afford card<text:span text:style-name="T10">s</text:span> - show those</text:p>
            </text:list-item>
            <text:list-item>
              <text:p text:style-name="P55">Show number of chips in a pile</text:p>
            </text:list-item>
            <text:list-item>
              <text:p text:style-name="P57">Re-enable actions<text:span text:style-name="T11"> - click on chips</text:span></text:p>
            </text:list-item>
            <text:list-item>
              <text:p text:style-name="P58">Show chips in player area</text:p>
            </text:list-item>
            <text:list-item>
              <text:p text:style-name="P59">Show cards in player area</text:p>
            </text:list-item>
            <text:list-item>
              <text:p text:style-name="P58">Show chips in holding area</text:p>
            </text:list-item>
            <text:list-item>
              <text:p text:style-name="P61">Layout</text:p>
              <text:list>
                <text:list-item>
                  <text:p text:style-name="P61">Vary chip distance based on scaling factor</text:p>
                </text:list-item>
              </text:list>
            </text:list-item>
          </text:list>
        </text:list-item>
        <text:list-item>
          <text:p text:style-name="P44"><text:soft-page-break/>Fix:<text:span text:style-name="T12"> When selected two chips of same colour, then returning one of them, they both go back</text:span></text:p>
        </text:list-item>
        <text:list-item>
          <text:p text:style-name="P73"><text:span text:style-name="T3">When all </text:span><text:span text:style-name="T4">(non-yellow) </text:span><text:span text:style-name="T3">chip stacks are empty,</text:span><text:span text:style-name="T4"> and at last none non-yellow chip has been selected,</text:span><text:span text:style-name="T3"> turn is complete</text:span></text:p>
        </text:list-item>
        <text:list-item>
          <text:p text:style-name="P62">When playing for something, return the chips to the supply</text:p>
        </text:list-item>
        <text:list-item>
          <text:h text:style-name="P87" text:outline-level="1">To do - refactor chip stacks</text:h>
        </text:list-item>
        <text:list-item>
          <text:p text:style-name="P56">Fix &amp; finish</text:p>
          <text:list>
            <text:list-item>
              <text:p text:style-name="P63">Show 'cards' in player area</text:p>
            </text:list-item>
            <text:list-item>
              <text:p text:style-name="P60">Show totals in player area</text:p>
            </text:list-item>
          </text:list>
        </text:list-item>
        <text:list-item>
          <text:p text:style-name="P45">Go around the table clockwise, not zig zag</text:p>
        </text:list-item>
        <text:list-item>
          <text:p text:style-name="P64">In holding area, show the current player</text:p>
        </text:list-item>
        <text:list-item>
          <text:p text:style-name="P64">Holding area, show chips horizontally</text:p>
        </text:list-item>
        <text:list-item>
          <text:h text:style-name="P88" text:outline-level="1">Action for chips</text:h>
        </text:list-item>
        <text:list-item>
          <text:p text:style-name="P65">Issue: When embodying a chip, need to know what action to take</text:p>
        </text:list-item>
        <text:list-item>
          <text:p text:style-name="P65">Options:</text:p>
          <text:list>
            <text:list-item>
              <text:p text:style-name="P65">Pass in parameters, e.g. 'take_chip = True': messy</text:p>
            </text:list-item>
            <text:list-item>
              <text:p text:style-name="P65">Chips &amp; cards to know their current location</text:p>
              <text:list>
                <text:list-item>
                  <text:p text:style-name="P65">Note: cards don't need to know where they came from - just look for the empty slot</text:p>
                </text:list-item>
                <text:list-item>
                  <text:p text:style-name="P65">Using state machines (<text:bookmark-start text:name="__DdeLink__158_1573907174"/>in_supply, in_holding_area, in_hand<text:bookmark-end text:name="__DdeLink__158_1573907174"/>):</text:p>
                  <text:list>
                    <text:list-item>
                      <text:p text:style-name="P65">Already using one state machine</text:p>
                    </text:list-item>
                    <text:list-item>
                      <text:p text:style-name="P65">May be overkill?</text:p>
                      <text:list>
                        <text:list-item>
                          <text:p text:style-name="P66">Can use call backs to handle action</text:p>
                        </text:list-item>
                      </text:list>
                    </text:list-item>
                  </text:list>
                </text:list-item>
                <text:list-item>
                  <text:p text:style-name="P65">Use a pointer back (e.g. self.container, self.parent)</text:p>
                  <text:list>
                    <text:list-item>
                      <text:p text:style-name="P65">Need to maintain this, e.g. through a setter which insists on supplying a source</text:p>
                    </text:list-item>
                  </text:list>
                </text:list-item>
                <text:list-item>
                  <text:p text:style-name="P65">Search for the location - is it in the current player's hand, in the supply or in the holding area:</text:p>
                  <text:list>
                    <text:list-item>
                      <text:p text:style-name="P66">Single info, no need to duplicate info</text:p>
                    </text:list-item>
                    <text:list-item>
                      <text:p text:style-name="P66">More cumbersome to find i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7">Move out 'global' game details, so I don't have to pass it around anymore</text:p>
          <text:list>
            <text:list-item>
              <text:p text:style-name="P67">Seperate module (game_game.py)</text:p>
              <text:list>
                <text:list-item>
                  <text:p text:style-name="P67"><text:soft-page-break/>class Game()</text:p>
                </text:list-item>
                <text:list-item>
                  <text:p text:style-name="P67">game = Game()</text:p>
                </text:list-item>
                <text:list-item>
                  <text:p text:style-name="P67">Every other module imports it</text:p>
                </text:list-item>
                <text:list-item>
                  <text:p text:style-name="P67">Itself doesn't import anything</text:p>
                </text:list-item>
              </text:list>
            </text:list-item>
          </text:list>
        </text:list-item>
        <text:list-item>
          <text:p text:style-name="P46">Game components (cards, chips and tiles) <text:span text:style-name="T13">to be state machines</text:span></text:p>
          <text:list>
            <text:list-item>
              <text:p text:style-name="P24">States: <text:s/><text:span text:style-name="T14">in_supply, in_holding_area, in_hand</text:span></text:p>
            </text:list-item>
          </text:list>
        </text:list-item>
        <text:list-item>
          <text:p text:style-name="P68">Fix: After taking yellow token, can't take any of the cards</text:p>
        </text:list-item>
        <text:list-item>
          <text:p text:style-name="P69">Fix: Can't return chips anymore</text:p>
        </text:list-item>
        <text:list-item>
          <text:p text:style-name="P70">Fix: Can't return cards anymore</text:p>
        </text:list-item>
        <text:list-item>
          <text:p text:style-name="P71">Fix: After taking a card, remains on the card grid</text:p>
        </text:list-item>
        <text:list-item>
          <text:p text:style-name="P72">Fix: Can't confirm own turn anymore (no Confirm button)</text:p>
        </text:list-item>
        <text:list-item>
          <text:p text:style-name="P46">Fix: Player.refresh_game_state()<text:span text:style-name="T15"> gets called 3 times for every player action</text:span></text:p>
          <text:list>
            <text:list-item>
              <text:p text:style-name="P74">Create 'reserved' property for players</text:p>
            </text:list-item>
            <text:list-item>
              <text:p text:style-name="P74">When confirming, if the yellow chip + a card was selected, move card to 'reserved' area</text:p>
            </text:list-item>
            <text:list-item>
              <text:p text:style-name="P74">Show reserved card</text:p>
            </text:list-item>
          </text:list>
        </text:list-item>
        <text:list-item>
          <text:p text:style-name="P75">Fix: Chip size on cards &amp; holding area</text:p>
          <text:list>
            <text:list-item>
              <text:p text:style-name="P76">Can only reserve 3 cards</text:p>
              <text:list>
                <text:list-item>
                  <text:p text:style-name="P77">If already 3 cards reserved, <text:span text:style-name="T17">can't select yellow disk</text:span></text:p>
                </text:list-item>
              </text:list>
            </text:list-item>
          </text:list>
        </text:list-item>
        <text:list-item>
          <text:p text:style-name="P78">Fix: Sometimes an AI (and human player?) takes 4 of same chip</text:p>
        </text:list-item>
        <text:list-item>
          <text:p text:style-name="P79">Fix: Show chips in correct order - yellow last</text:p>
        </text:list-item>
        <text:list-item>
          <text:p text:style-name="P52"><text:span text:style-name="T1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7:47:55.514407070</meta:creation-date>
    <dc:date>2017-02-23T15:02:13.844626054</dc:date>
    <meta:editing-duration>PT19H19M53S</meta:editing-duration>
    <meta:editing-cycles>16</meta:editing-cycles>
    <meta:generator>LibreOffice/5.1.4.2$Linux_X86_64 LibreOffice_project/10m0$Build-2</meta:generator>
    <meta:document-statistic meta:table-count="0" meta:image-count="0" meta:object-count="0" meta:page-count="7" meta:paragraph-count="209" meta:word-count="1403" meta:character-count="7164" meta:non-whitespace-character-count="6158"/>
  </office:meta>
</office:document-meta>
</file>